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5E935D640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28cm" svg:y="0.005cm" svg:width="11.688cm" svg:height="5.532cm" draw:z-index="0"><draw:image xlink:href="Pictures/10000000000005000000025E935D6400.jpg" xlink:type="simple" xlink:show="embed" xlink:actuate="onLoad" draw:mime-type="image/jpeg"/></draw:frame><draw:frame draw:style-name="fr1" draw:name="Image1 Copy 1" text:anchor-type="char" svg:x="-0.028cm" svg:y="11.065cm" svg:width="11.688cm" svg:height="5.532cm" draw:z-index="1"><draw:image xlink:href="Pictures/10000000000005000000025E935D6400.jpg" xlink:type="simple" xlink:show="embed" xlink:actuate="onLoad" draw:mime-type="image/jpeg"/></draw:frame><draw:frame draw:style-name="fr1" draw:name="Image1 Copy 1 Copy 1" text:anchor-type="char" svg:x="-0.028cm" svg:y="5.535cm" svg:width="11.688cm" svg:height="5.532cm" draw:z-index="2"><draw:image xlink:href="Pictures/10000000000005000000025E935D6400.jpg" xlink:type="simple" xlink:show="embed" xlink:actuate="onLoad" draw:mime-type="image/jpeg"/></draw:frame><draw:frame draw:style-name="fr1" draw:name="Image1 Copy 1 Copy 2" text:anchor-type="char" svg:x="-0.028cm" svg:y="16.595cm" svg:width="11.688cm" svg:height="5.532cm" draw:z-index="3"><draw:image xlink:href="Pictures/10000000000005000000025E935D640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6:26:06.925586436</meta:creation-date>
    <dc:date>2024-12-31T16:28:30.393113205</dc:date>
    <meta:editing-duration>PT2M24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24.8.4.2$Linux_X86_64 LibreOffice_project/480$Build-2</meta:generator>
  </office:meta>
</office:document-meta>
</file>